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38mm" fo:break-before="auto" style:use-optimal-row-height="true"/>
    </style:style>
    <style:style style:name="ro4" style:family="table-row">
      <style:table-row-properties style:row-height="8.18mm" fo:break-before="auto" style:use-optimal-row-height="fals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8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4" calcext:value-type="date">
            <text:p>04.11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5" calcext:value-type="date">
            <text:p>05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1-05" calcext:value-type="date">
            <text:p>05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6" calcext:value-type="date">
            <text:p>06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8" calcext:value-type="date">
            <text:p>08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9" calcext:value-type="date">
            <text:p>09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0" calcext:value-type="date">
            <text:p>10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1" calcext:value-type="date">
            <text:p>11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3" calcext:value-type="date">
            <text:p>13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5" calcext:value-type="date">
            <text:p>15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16" calcext:value-type="date">
            <text:p>16.11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16" calcext:value-type="date">
            <text:p>16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17" calcext:value-type="date">
            <text:p>17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1" calcext:value-type="date">
            <text:p>21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6" office:value-type="string" calcext:value-type="string">
            <text:p>работа с gi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2" calcext:value-type="date">
            <text:p>22.11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5" calcext:value-type="date">
            <text:p>25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6" calcext:value-type="date">
            <text:p>26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27" calcext:value-type="date">
            <text:p>27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29" calcext:value-type="date">
            <text:p>29.11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30" calcext:value-type="date">
            <text:p>30.11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6" office:value-type="string" calcext:value-type="string">
            <text:p>hiberna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2-01" calcext:value-type="date">
            <text:p>01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2-02" calcext:value-type="date">
            <text:p>02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2-04" calcext:value-type="date">
            <text:p>04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6" office:value-type="string" calcext:value-type="string">
            <text:p>step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5" calcext:value-type="date">
            <text:p>05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7" calcext:value-type="date">
            <text:p>07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8" calcext:value-type="date">
            <text:p>08.12.19</text:p>
          </table:table-cell>
          <table:table-cell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09" calcext:value-type="date">
            <text:p>0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0" calcext:value-type="date">
            <text:p>10.12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1" calcext:value-type="date">
            <text:p>11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2" calcext:value-type="date">
            <text:p>12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4" calcext:value-type="date">
            <text:p>14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15" calcext:value-type="date">
            <text:p>15.12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6" calcext:value-type="date">
            <text:p>16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7" calcext:value-type="date">
            <text:p>17.12.19</text:p>
          </table:table-cell>
          <table:table-cell table:style-name="ce37" office:value-type="string" calcext:value-type="string">
            <text:p>Алгоритмы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8" calcext:value-type="date">
            <text:p>18.12.19</text:p>
          </table:table-cell>
          <table:table-cell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19" calcext:value-type="date">
            <text:p>19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6" office:value-type="string" calcext:value-type="string">
            <text:p>test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office:value-type="date" office:date-value="2019-12-21" calcext:value-type="date">
            <text:p>21.12.19</text:p>
          </table:table-cell>
          <table:table-cell table:style-name="ce10" office:value-type="string" calcext:value-type="string">
            <text:p>мате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1" calcext:value-type="date">
            <text:p>21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0" calcext:value-type="float">
            <text:p>1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ce34" office:value-type="date" office:date-value="2019-12-22" calcext:value-type="date">
            <text:p>22.12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6">
          <table:table-cell table:number-columns-repeated="3"/>
          <table:table-cell table:style-name="Default"/>
          <table:table-cell/>
          <table:table-cell table:style-name="ce42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 table:number-columns-repeated="2"/>
          <table:table-cell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2"/>
        <table:table-column table:style-name="co7" table:default-cell-style-name="ce52"/>
        <table:table-column table:style-name="co1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  <table:table-cell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4" calcext:value-type="float">
            <text:p>4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0" calcext:value-type="float">
            <text:p>0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6" calcext:value-type="float">
            <text:p>6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0" calcext:value-type="float">
            <text:p>0</text:p>
          </table:table-cell>
          <table:table-cell/>
          <table:table-cell table:style-name="ce42"/>
          <table:table-cell table:style-name="ce41" office:value-type="float" office:value="4" calcext:value-type="float">
            <text:p>4</text:p>
          </table:table-cell>
          <table:table-cell office:value-type="string" calcext:value-type="string">
            <text:p>д.б. больше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Математическая логика</text:p>
          </table:table-cell>
          <table:table-cell table:style-name="ce41" office:value-type="float" office:value="16" calcext:value-type="float">
            <text:p>16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7" office:value-type="string" calcext:value-type="string">
            <text:p>Алгоритмы</text:p>
          </table:table-cell>
          <table:table-cell table:style-name="ce41" office:value-type="float" office:value="7" calcext:value-type="float">
            <text:p>7</text:p>
          </table:table-cell>
          <table:table-cell office:value-type="string" calcext:value-type="string">
            <text:p><text:s/></text:p>
          </table:table-cell>
          <table:table-cell/>
          <table:table-cell table:style-name="ce41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  <table:table-cell/>
        </table:table-row>
        <table:table-row table:style-name="ro1" table:number-rows-repeated="6">
          <table:table-cell table:style-name="ce40"/>
          <table:table-cell table:number-columns-repeated="10"/>
        </table:table-row>
        <table:table-row table:style-name="ro1" table:number-rows-repeated="12"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8"/>
        </table:table-row>
        <table:table-row table:style-name="ro1">
          <table:table-cell/>
          <table:table-cell table:style-name="ce42" table:number-columns-repeated="3"/>
          <table:table-cell table:number-columns-repeated="7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.00.0000</text:date>, <text:time style:data-style-name="N2" text:time-value="12:14:51.97732828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2-22T22:16:41.990428057</dc:date>
    <meta:editing-duration>P116DT6H38M13S</meta:editing-duration>
    <meta:editing-cycles>719</meta:editing-cycles>
    <meta:document-statistic meta:table-count="5" meta:cell-count="704" meta:object-count="0"/>
  </office:meta>
</office:document-meta>
</file>